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b01" officeooo:paragraph-rsid="00100b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ECARE MUCHIE = TIPUL NECESAR PARCURGETII + CONSUMUL DE WATI</text:p>
      <text:p text:style-name="P1"><text:s text:c="17"/>DETERMINAM COSTUL LANTULUI DE COST MINIM DE LA 1 LA N = SUMA CUSTURILOR MUCHIILOR</text:p>
      <text:p text:style-name="P1"><text:s text:c="25"/>FOLOSIM O COADA IN CARE ADAUGAM O CONFIGURATIE ( VARF + COST NECESAR PANA LA EL )</text:p>
      <text:p text:style-name="P1"><text:s text:c="25"/>INITIAL COADA = <text:s/>( 1 , 0 ) , VARFUL 1 , 0 WATI ;</text:p>
      <text:p text:style-name="P1">!!! PENTRU TOATE VARFURILE J ADIACENTE CU I CARE RESPECCTA :</text:p>
      <text:p text:style-name="P1">CONSUMUL CURENT + W[i][j] ( CONSUMUL PANA LA EL ) &lt; KMAX</text:p>
      <text:p text:style-name="P1">Q = COSTUL CU CARE AJUNGEM IN J ( 0 / K + W[I][J] )</text:p>
      <text:p text:style-name="P1"><text:s text:c="4"/>RETINEM SI TIMPUL :</text:p>
      <text:p text:style-name="P1"><text:s text:c="4"/>TMIN[I][K] + T[I][J] DACA SI NUMAI DACA &lt;TMIN[J][Q] ;</text:p>
      <text:p text:style-name="P1">PUNEM IN COADA ( J , Q) <text:s/>;</text:p>
      <text:p text:style-name="P1">FOLOSIM O MATRICE CU N LINII SI KMAX COLOANE PENTRU A MARCA CONFIGURATIILE</text:p>
      <text:p text:style-name="P1">TN = TIMPUL MINIM NECESA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11-24T11:58:26.737663280</meta:creation-date>
    <dc:date>2015-11-24T12:10:47.033219764</dc:date>
    <dc:creator>root </dc:creator>
    <meta:editing-duration>PT12M21S</meta:editing-duration>
    <meta:editing-cycles>1</meta:editing-cycles>
    <meta:document-statistic meta:table-count="0" meta:image-count="0" meta:object-count="0" meta:page-count="1" meta:paragraph-count="12" meta:word-count="135" meta:character-count="712" meta:non-whitespace-character-count="512"/>
    <meta:generator>LibreOffice/5.0.3.2$Linux_X86_64 LibreOffice_project/e5f16313668ac592c1bfb310f4390624e3dbfb75</meta:generator>
  </office:meta>
</office:document-meta>
</file>